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color="#000000"/>
    </style:style>
    <style:style style:name="P3" style:family="paragraph" style:parent-style-name="Standard" style:list-style-name="WWNum4">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list-style-name="WWNum8">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1">
      <style:paragraph-properties fo:margin-left="0.5in" fo:margin-right="0in" fo:text-indent="0.25in" style:auto-text-indent="false"/>
    </style:style>
    <style:style style:name="P11" style:family="paragraph" style:parent-style-name="Standard" style:list-style-name="WWNum4">
      <style:paragraph-properties fo:margin-left="1in" fo:margin-right="0in" fo:text-indent="0.75in" style:auto-text-indent="false"/>
    </style:style>
    <style:style style:name="P12" style:family="paragraph" style:parent-style-name="Standard">
      <style:paragraph-properties fo:margin-left="0in" fo:margin-right="0in" fo:margin-top="0in" fo:margin-bottom="1.5in" loext:contextual-spacing="false" fo:line-height="115%" fo:text-align="center"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3" style:family="paragraph" style:parent-style-name="Heading_20_3">
      <style:paragraph-properties fo:margin-top="0in" fo:margin-bottom="0in" loext:contextual-spacing="false" fo:line-height="100%"/>
    </style:style>
    <style:style style:name="P14" style:family="paragraph" style:parent-style-name="Heading_20_1">
      <style:paragraph-properties fo:margin-top="0in" fo:margin-bottom="0in" loext:contextual-spacing="false" fo:line-height="100%"/>
    </style:style>
    <style:style style:name="P15" style:family="paragraph" style:parent-style-name="Heading_20_2">
      <style:paragraph-properties fo:margin-top="0in" fo:margin-bottom="0in" loext:contextual-spacing="false" fo:line-height="100%"/>
    </style:style>
    <style:style style:name="P16" style:family="paragraph" style:parent-style-name="Heading_20_2">
      <style:paragraph-properties fo:margin-top="0.25in" fo:margin-bottom="0.0835in" loext:contextual-spacing="false" fo:line-height="100%"/>
    </style:style>
    <style:style style:name="P17" style:family="paragraph" style:parent-style-name="Title">
      <style:paragraph-properties fo:margin-top="0in" fo:margin-bottom="0in" loext:contextual-spacing="false" fo:line-height="100%"/>
    </style:style>
    <style:style style:name="P18" style:family="paragraph" style:parent-style-name="Title" style:master-page-name="Standard">
      <style:paragraph-properties fo:margin-top="0in" fo:margin-bottom="0in" loext:contextual-spacing="false" fo:line-height="100%" style:page-number="1"/>
    </style:style>
    <style:style style:name="P19" style:family="paragraph" style:parent-style-name="Subtitle">
      <style:paragraph-properties fo:margin-top="0in" fo:margin-bottom="0in" loext:contextual-spacing="false" fo:line-height="100%" fo:text-align="center" style:justify-single-word="false"/>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fo:font-style="italic" style:font-style-asian="italic"/>
    </style:style>
    <style:style style:name="T4" style:family="text">
      <style:text-properties fo:color="#5f9ea0"/>
    </style:style>
    <style:style style:name="T5" style:family="text">
      <style:text-properties fo:font-weight="bold" style:font-weight-asian="bold"/>
    </style:style>
    <style:style style:name="T6" style:family="text">
      <style:text-properties fo:color="#ffa500"/>
    </style:style>
    <style:style style:name="T7" style:family="text">
      <style:text-properties fo:color="#ffa500"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gjdgxs"/>OSForm : pseudo objet formulaire</text:p>
      <text:p text:style-name="P19"><text:bookmark text:name="_30j0zll"/>Simulation de formulaire HTML et intégration des contrôles et validations fournis par Zend Framework</text:p>
      <text:p text:style-name="P1"><text:span text:style-name="T1">L’objet </text:span><text:span text:style-name="T2">OSForm</text:span><text:span text:style-name="T1"> n’est pas un formulaire dans la conception HTML de l’objet, mais un conteneur visant à faciliter la mis en œuvre de formulaire sur des pages Webs. Au regard de cette remarque, l’objet </text:span><text:span text:style-name="T2">OSForm</text:span><text:span text:style-name="T1"> est issus de l’objet </text:span><text:span text:style-name="T2">OSContainer</text:span><text:span text:style-name="T1"> pour hériter de sa capacité d’accueillir d’autres objets.</text:span></text:p>
      <text:p text:style-name="P1"><text:span text:style-name="T1">D’autre part, qui induit formulaire HTML parle de bouton de soumission du formulaire, de réinitialisation du formulaire. On ne limiter à un seul bouton de chaque type, surtout en terme de soumission du formulaire. Pour la question du bouton de réinitialisation, il faut limiter le nombre à un seul pour plus de cohérence. Pour les boutons de soumission du formulaire, il faut les doter des spécification d’un bouton de base (objet </text:span><text:span text:style-name="T2">ODButton</text:span><text:span text:style-name="T1">), plus encore sur la programmation de déclenchement de traitement sur clic (méthode evtClick()) Reste la question de leur placement dans le formulaire.</text:span></text:p>
      <text:p text:style-name="P1"><text:span text:style-name="T1">L’objet </text:span><text:span text:style-name="T2">ODButton</text:span><text:span text:style-name="T1"> dispose déjà de la possibilité de groupement de données par l’attribut form, et pour la programmation de la gestion jQuery dans les appels Ajax est déjà faite. Il faut penser alors, et ce en entrée, comme en sortie, à mettre à jour ou à diffuser les valeurs des champs de l’objet </text:span><text:span text:style-name="T2">OSForm</text:span><text:span text:style-name="T1">.</text:span></text:p>
      <text:p text:style-name="P1"><text:span text:style-name="T1">Dans la gestion des formulaires dans Zend Framework, il est possible d’associer filtre et validateur de champs (par l’initialisation de l’objet </text:span><text:span text:style-name="T3">InputFilter</text:span><text:span text:style-name="T1">).On peut par ailleurs associé à une donnée un validateur. Cette remarque induit la mise en place des filtres et validateur de champs au niveau du dit champs, </text:span><text:span text:style-name="T2">ODInput</text:span><text:span text:style-name="T1">, </text:span><text:span text:style-name="T2">ODSelect</text:span><text:span text:style-name="T1">, </text:span><text:span text:style-name="T2">ODCheckbox</text:span><text:span text:style-name="T1">, ....</text:span></text:p>
      <text:p text:style-name="P1"><text:span text:style-name="T1">Mais il n’en reste pas moins qu’il faut faire une validation des données saisie dans un formulaire de manière globale en assument les interactions entre chacunes d’elles. Pour cela, comme les </text:span><text:span text:style-name="T3">FormHandler</text:span><text:span text:style-name="T1"> de Symfony, il faut avoir la possibilité d’associer au formulaire un validateur prenant en entrée les données restitué par le formulaire pour en valider la cohérence métier et plus unitaire.</text:span></text:p>
      <text:p text:style-name="P2"/>
      <text:p text:style-name="P1"/>
      <text:p text:style-name="P14"><text:bookmark text:name="_1fob9te"/><text:span text:style-name="T1">Méthodes de l’objet</text:span></text:p>
      <text:p text:style-name="P1"><text:span text:style-name="T1">Par héritage, l’objet </text:span><text:span text:style-name="T2">OSForm</text:span><text:span text:style-name="T1"> reprend l’ensemble des méthodes de l’objet </text:span><text:span text:style-name="T2">OSContainer</text:span><text:span text:style-name="T1">. Toutefois, il faut redéfinir certaines d’entre-elles.</text:span></text:p>
      <text:p text:style-name="P15"><text:bookmark text:name="_3znysh7"/><text:span text:style-name="T4">Les constantes</text:span></text:p>
      <text:p text:style-name="P13"><text:bookmark text:name="_2et92p0"/><text:span text:style-name="T4">Constantes utilisées par la méthode setAction()</text:span></text:p>
      <text:p text:style-name="P1"><text:span text:style-name="T4">ACTION_INIT <text:s text:c="2"/>= 'init';</text:span></text:p>
      <text:p text:style-name="P1"><text:span text:style-name="T4">ACTION_RESET <text:s/>= 'reset';</text:span></text:p>
      <text:p text:style-name="P1"><text:span text:style-name="T4">ACTION_SETVAL = 'setVal';</text:span></text:p>
      <text:p text:style-name="P15"><text:bookmark text:name="_tyjcwt"/><text:span text:style-name="T1">Le constructeur</text:span></text:p>
      <text:p text:style-name="P1"><text:span text:style-name="T1">Identique à tout objet </text:span><text:span text:style-name="T2">OSContainer</text:span><text:span text:style-name="T1"> pour le cadre général.</text:span></text:p>
      <text:p text:style-name="P1"><text:span text:style-name="T1">En Spécificité :</text:span></text:p>
      <text:list xml:id="list7063672821216379692" text:style-name="WWNum4">
        <text:list-item>
          <text:p text:style-name="P3">liste de bouton de type SUBMIT,</text:p>
        </text:list-item>
        <text:list-item>
          <text:p text:style-name="P3"><text:soft-page-break/>un bouton RESET pour lequel on devra pouvoir :</text:p>
          <text:list>
            <text:list-item>
              <text:p text:style-name="P11">le monter ou le cacher,</text:p>
            </text:list-item>
            <text:list-item>
              <text:p text:style-name="P11">lui affecter un label,</text:p>
            </text:list-item>
            <text:list-item>
              <text:p text:style-name="P11">setForm avec l’ID de l’objet <text:span text:style-name="T5">OSForm</text:span>, automatiquement.</text:p>
            </text:list-item>
          </text:list>
        </text:list-item>
      </text:list>
      <text:p text:style-name="P1"><text:span text:style-name="T1">REMARQUE : actuellement on passe à l’attribut ‘reset’ un objet </text:span><text:span text:style-name="T2">ODButton</text:span><text:span text:style-name="T1">, voir si l’on lui fourni que l’ID de l’objet </text:span><text:span text:style-name="T2">ODButton</text:span><text:span text:style-name="T1">, si l’on ne modifie pas le fonctionnement de l’objet </text:span><text:span text:style-name="T2">OSForm</text:span><text:span text:style-name="T1">.</text:span></text:p>
      <text:p text:style-name="P15"><text:bookmark text:name="_3dy6vkm"/>__construct($id)</text:p>
      <text:p text:style-name="P1">Constructeur usuel de tout objet avec gestion des héritages.</text:p>
      <text:p text:style-name="P1">Ajout de la création d’un objet <text:span text:style-name="T5">ODButton</text:span> de type RESET avec son stockage dans l’attribut ‘reset’ (voir si pas plus utile de mettre l’ID de l’objet <text:span text:style-name="T5">ODButton</text:span>, plutôt que l’objet lui-même. <text:span text:style-name="T6">Attention l’ID de l’objet </text:span><text:span text:style-name="T7">ODButton</text:span><text:span text:style-name="T6"> est celui de l’objet </text:span><text:span text:style-name="T7">OSForm</text:span><text:span text:style-name="T6"> suffixé par ‘_reset’)</text:span></text:p>
      <text:p text:style-name="P15"><text:bookmark text:name="_1t3h5sf"/><text:span text:style-name="T1">addChild()</text:span></text:p>
      <text:p text:style-name="P1"><text:span text:style-name="T1">Cette méthode est surchargée pour afin d’affecter automatiquement l’ID de l’objet </text:span><text:span text:style-name="T2">OSForm</text:span><text:span text:style-name="T1"> comme identifiant de formulaire pour les objets de type </text:span><text:span text:style-name="T2">ODContained</text:span><text:span text:style-name="T1"> qui le formeront.</text:span></text:p>
      <text:p text:style-name="P15"><text:bookmark text:name="_4d34og8"/>addChild(OObject $child)</text:p>
      <text:p text:style-name="P1">Même méthode héritée de l’objet <text:span text:style-name="T5">OSContainer</text:span> pour sa base. Ajout pour les objet de type <text:span text:style-name="T5">ODContained</text:span> de l’affectation de l’attribut ‘form’ avec la valeur de l’ID de l’objet <text:span text:style-name="T5">OSForm</text:span>.</text:p>
      <text:p text:style-name="P15"><text:bookmark text:name="_2s8eyo1"/><text:span text:style-name="T1">setAction() - getAction()</text:span></text:p>
      <text:p text:style-name="P1"><text:span text:style-name="T1">Comme pour l’objet </text:span><text:span text:style-name="T2">ODMessage</text:span><text:span text:style-name="T1">, l’objet </text:span><text:span text:style-name="T2">OSForm</text:span><text:span text:style-name="T1"> peut se voir affecté différent états impliquant autant de traitements.</text:span></text:p>
      <text:p text:style-name="P1"><text:span text:style-name="T1">Les états sont au nombre de 3 :</text:span></text:p>
      <text:p text:style-name="P1"><text:span text:style-name="T1">INIT<text:tab/><text:tab/>: initialisation, qui correspond à l’affichage du formulaire,</text:span></text:p>
      <text:p text:style-name="P1"><text:span text:style-name="T1">RESET<text:tab/>: vidage des champs de saisies formant le formulaire,</text:span></text:p>
      <text:p text:style-name="P1"><text:span text:style-name="T1">SETVAL<text:tab/>: affectation des champs formant le formulaire (après INIT).</text:span></text:p>
      <text:p text:style-name="P2"/>
      <text:p text:style-name="P1"><text:span text:style-name="T1">À sa construction, l’objet </text:span><text:span text:style-name="T2">OSForm</text:span><text:span text:style-name="T1"> a pour attribut action : ‘INIT’, afin de déclencher l’affichage de ce dernier. Dans le template, la valeur INIT de l’attribut action aura pour résultat de demander la représentation du formulaire (code HTML à intégrer).</text:span></text:p>
      <text:p text:style-name="P2"/>
      <text:p text:style-name="P1"><text:soft-page-break/>Si la valeur de l’attribut action est ‘RESET', on demande alors de vider les champs du formulaire de toute valeur, de toute sélection. Le code ainsi généré dans le template, sera celui d’un appel à la fonction jQuery razFormDatas() en lui fournissant en paramètre l’ID de l’objet <text:span text:style-name="T5">OSForm</text:span> attribut form de l’ensemble des champs le formant.</text:p>
      <text:p text:style-name="P2"/>
      <text:p text:style-name="P1"><text:span text:style-name="T1">En dernier lieu, si l’attribut action a pour valeur ‘SETVAL’, on veut forcer les valeurs <text:s/>et/ou sélections des champs du formulaire. Ceci implique que l’on fournisse les dites valeurs. Si cela est implicite, on utilisera le contenu de l’attribut datas pour forcer ces valeur, sinon on devra avoir recours à la méthode setFormDatas() en fournissant un tableau de valeurs indicé par les nom des champs du formulaire.</text:span></text:p>
      <text:p text:style-name="P1"><text:span text:style-name="T1">Côté template, on devra mettre en oeuvre une fonction jQuery visant à exécuter 2 actions:</text:span></text:p>
      <text:list xml:id="list6510142247408728585" text:style-name="WWNum7">
        <text:list-item>
          <text:p text:style-name="P4">récupération du contenu de l’attribut datas pour le transformer en tableau de valeurs Javascript,</text:p>
        </text:list-item>
        <text:list-item>
          <text:p text:style-name="P4">demande d’exécution de la méthode Jquery setFormDatas() en lui fournissant le nom du formulaire (ID de <text:span text:style-name="T5">OSForm</text:span>) et le tableau de valeur converti.</text:p>
        </text:list-item>
      </text:list>
      <text:p text:style-name="P1"><text:span text:style-name="T6">code possible :</text:span></text:p>
      <text:list xml:id="list3836655105761897796" text:style-name="WWNum6">
        <text:list-item>
          <text:p text:style-name="P5">var js_array = [&lt;?php echo ‘“’.implode(‘“,”’, $array).’”’; ?&gt;];</text:p>
        </text:list-item>
        <text:list-item>
          <text:p text:style-name="P5">var js_array = &lt;?php echo json_enccode($array); ?&gt;;</text:p>
        </text:list-item>
      </text:list>
      <text:p text:style-name="P15"><text:bookmark text:name="_17dp8vu"/>setAction($action = self::ACTION_INIT)</text:p>
      <text:p text:style-name="P1">Le paramètre $action ne peut prendre que trois valeur (cf. ‘Les constantes’). Afin de cadrer et filtrer le dit paramètre, une fonction interne, getActionsConstant() restitue le tableau des valeurs possibles, valide l'existence de $action dans le dit tableau. Dans le cas où la valeur de $action n’est pas trouvé, $action prend la valeur self::ACTION_INIT.</text:p>
      <text:p text:style-name="P1">En dernier lieu la valeur $action est affectée à l’attribut action de l’objet <text:span text:style-name="T5">OSForm</text:span>.</text:p>
      <text:p text:style-name="P15"><text:bookmark text:name="_3rdcrjn"/>getAction()</text:p>
      <text:p text:style-name="P1">restitue la valeur contenue dans l’attribut action de l’objet <text:span text:style-name="T5">OSForm</text:span>.</text:p>
      <text:p text:style-name="P15"><text:bookmark text:name="_26in1rg"/><text:span text:style-name="T1">setFormDatas() - getFormDatas()</text:span></text:p>
      <text:p text:style-name="P13"><text:bookmark text:name="_lnxbz9"/><text:span text:style-name="T1">préambule</text:span></text:p>
      <text:list xml:id="list6963637058632963152" text:style-name="WWNum8">
        <text:list-item>
          <text:p text:style-name="P6">afin de pouvoir se servir de ces méthodes, il faut qu’en cas de validation soumission de formulaire, l’ensemble des valeurs et sélections dudit formulaire soit récupéré et enregistré dans l’attribut datas,</text:p>
        </text:list-item>
        <text:list-item>
          <text:p text:style-name="P6">on doit pouvoir utiliser ces méthodes à tout moment, même à la construction de l’objet <text:span text:style-name="T5">OSForm</text:span>.</text:p>
        </text:list-item>
      </text:list>
      <text:p text:style-name="P1"><text:span text:style-name="T1">Ceci induit que lorsque l’attribut action a pour valeur INIT, on regardera si l’attribut datas est renseigné afin de propager les valeurs le constituant au différent champs du formulaire. On mixera donc les effets de type INIT et SETVAL si l’attribut datas est renseigné. Dans le cas contraire, seul l’effet INIT sera réalisé.</text:span></text:p>
      <text:p text:style-name="P15"><text:bookmark text:name="_35nkun2"/>setFormDatas(array $datas)</text:p>
      <text:p text:style-name="P1">Le paramètre $datas, tableau de valeur, est validé : vérification que l’ensemble des clés d’accès aux valeurs contenus font parti des identifiants des objets formant l’objet <text:span text:style-name="T5">OSForm</text:span>.</text:p>
      <text:p text:style-name="P1"><text:soft-page-break/>Dans le cas ou au moins une clé ne fait pas parti de la liste des identifiants d’objet du formulaire, la méthode retournera la valeur booléenne faux (FALSE).</text:p>
      <text:p text:style-name="P1">Dans le cas ou la validation est positive, on stockera le tableau $datas dans l’attribut ‘datas’ de l’objet <text:span text:style-name="T5">OSForm</text:span>.</text:p>
      <text:p text:style-name="P1">Remarque : l’attribut datas de l’objet <text:span text:style-name="T5">OSForm</text:span> sera utilisé dans deux cas:</text:p>
      <text:list xml:id="list1109448375508443730" text:style-name="WWNum5">
        <text:list-item>
          <text:p text:style-name="P7">action = ‘INIT’ pour réaffecter dès l’affichage du formulaire les valeurs des champs le formant,</text:p>
        </text:list-item>
        <text:list-item>
          <text:p text:style-name="P7">action = “SETVAL’ : affectation en retour d’exécution de callback des valeurs des champs du formulaire.</text:p>
        </text:list-item>
      </text:list>
      <text:p text:style-name="P15"><text:bookmark text:name="_1ksv4uv"/>getFormDatas()</text:p>
      <text:p text:style-name="P1">restitue le tableau contenu dans l’attribut ‘datas. C’est attribut est vide au moment de l’initialisation de l’objet <text:span text:style-name="T5">OSForm</text:span> et se voit renseigné dès le premier appel de callback (dans le contrôler GotController).</text:p>
      <text:p text:style-name="P15"><text:bookmark text:name="_44sinio"/>getFieldsIdentifers()</text:p>
      <text:p text:style-name="P1">Cette méthode va faire la recherche de l’ensemble des identifiants des champs formant le formulaire (objet <text:span text:style-name="T5">OSForm</text:span>). Cette recherche sera de manière récursive afin de parcourir tout l’objet <text:span text:style-name="T5">OSForm</text:span> (son type <text:span text:style-name="T5">OSContainer</text:span> induit que l’on peut le former d’autres objets <text:span text:style-name="T5">OSContainer</text:span> en plus des objets de type <text:span text:style-name="T5">ODContained</text:span>, d'où parcours d’arbre). </text:p>
      <text:p text:style-name="P15"><text:bookmark text:name="_2jxsxqh"/><text:span text:style-name="T1">setValidMethod() - getValidMethod()</text:span></text:p>
      <text:p text:style-name="P1"><text:span text:style-name="T1">Ici sera renseigné sous la forme d’un couple (nom d’objet, méthode), la fonction à exécuter pour valider sur le plan métier le contenu des champs du formulaire qu’est l’objet </text:span><text:span text:style-name="T2">OSForm</text:span><text:span text:style-name="T1">.</text:span></text:p>
      <text:p text:style-name="P1"><text:span text:style-name="T1">Le déclenchement et exécution de la méthode sera assuré par la méthode isValid().</text:span></text:p>
      <text:p text:style-name="P1"><text:span text:style-name="T1">Pour rappel, même si une telle méthode peut prendre en charge la validation de premier niveau (type, longueur, précision du champs), la méthode précisé ici n’a nullement se rôle (en théorie).</text:span></text:p>
      <text:p text:style-name="P15"><text:bookmark text:name="_z337ya"/>setValidMethod(OObject $obj, string $method)</text:p>
      <text:p text:style-name="P1"><text:span text:style-name="T6">Première modification à faire : enlever le typage de $obj pour ne pas limiter qu’aux seuls objet GOT la possibilité d'abriter une méthode de validation métier pour un objet OSForm.</text:span></text:p>
      <text:p text:style-name="P1"><text:span text:style-name="T6">À voir si l’on prend l’optique de la gestion de formulaire dans Symfony :</text:span></text:p>
      <text:list xml:id="list650314308131694898" text:style-name="WWNum2">
        <text:list-item>
          <text:p text:style-name="P8">un classe de filtre et déclaration du formulaire,</text:p>
        </text:list-item>
        <text:list-item>
          <text:p text:style-name="P8">une classe (FormHandler) pour la validation métier.</text:p>
        </text:list-item>
      </text:list>
      <text:p text:style-name="P1">Le couple de paramètre ($obj, $method) se doit d’être valide afin d’être stocké dans l’attribut ‘validation’ de l’objet <text:span text:style-name="T5">OSForm</text:span>. Suite à cette validation d'existence, après avoir stocké le couple de paramètre dans l’attribut ‘validation’, soit la méthode retourne l’objet <text:span text:style-name="T5">OSForm</text:span> ($this, cas ou le couple de paramètre est valide), soit le booléen faux (FALSE)</text:p>
      <text:p text:style-name="P15"><text:bookmark text:name="_3j2qqm3"/>getValidMethod()</text:p>
      <text:p text:style-name="P1">restitue le couple (objet, méthode contenu dans l’attribut ‘validation’.</text:p>
      <text:p text:style-name="P15"><text:bookmark text:name="_1y810tw"/><text:soft-page-break/><text:span text:style-name="T1">setInputFilter() - getInputFilter()</text:span></text:p>
      <text:p text:style-name="P1"><text:span text:style-name="T1">Travaillant sous Zend Framework, les InputFilter sont là pour préciser le type et nature du champs du formulaire, et préciser quels filtres à appliquer à la valeur brute du champs du formulaire avant de la restituer pour traitement.</text:span></text:p>
      <text:p text:style-name="P1"><text:span text:style-name="T1">Dans GOT, le type et la nature du champs du formulaire est fournie par sa propre définition. On pourra donc avoir toutefois besoin d’appliquer des filtres sur la valeur brute restitué par chaque champs de l’objet </text:span><text:span text:style-name="T2">OSForm</text:span><text:span text:style-name="T1">.</text:span></text:p>
      <text:p text:style-name="P1"><text:span text:style-name="T1">Les données fournies à cette méthode seront :</text:span></text:p>
      <text:list xml:id="list4327636106253522909" text:style-name="WWNum3">
        <text:list-item>
          <text:p text:style-name="P9">l’ID du champs,</text:p>
        </text:list-item>
        <text:list-item>
          <text:p text:style-name="P9">un tableau associatif avec le nom des filtres à appliquer</text:p>
        </text:list-item>
      </text:list>
      <text:p text:style-name="P1"><text:span text:style-name="T1">Pour énumérer les dits filter, se reporter à ceux présent dans Zend Framework.</text:span></text:p>
      <text:p text:style-name="P15"><text:bookmark text:name="_4i7ojhp"/>setInputFilter(InputFilter $inputFilter)</text:p>
      <text:p text:style-name="P15"><text:bookmark text:name="_2xcytpi"/>getInputFilter()</text:p>
      <text:p text:style-name="P15"><text:bookmark text:name="_1ci93xb"/><text:span text:style-name="T1">addSubmit() - setSubmits() - clearSubmits() - getSubmits</text:span></text:p>
      <text:p text:style-name="P1"><text:span text:style-name="T1">Le tableau contenu dans l’attribut submits, contiendra une liste les occurrences suivantes de tableau :</text:span></text:p>
      <text:list xml:id="list1936473651244656382" text:style-name="WWNum1">
        <text:list-item>
          <text:p text:style-name="P10">label du bouton,</text:p>
        </text:list-item>
        <text:list-item>
          <text:p text:style-name="P10">nature du bouton (cf. <text:span text:style-name="T5">ODButton</text:span> constante NATURE_*),</text:p>
        </text:list-item>
        <text:list-item>
          <text:p text:style-name="P10">un couple (objet, méthode) pour définir l'événement Click sur le dit bouton.</text:p>
        </text:list-item>
      </text:list>
      <text:p text:style-name="P1"><text:span text:style-name="T1">L’organisation graphique sera auto-gérée suivant le nombre de boutons à afficher (inclus le bouton défini par l’attribut reset s’il est visible)</text:span></text:p>
      <text:p text:style-name="P15"><text:bookmark text:name="_3whwml4"/>addSubmit($label, $nature, $class, $method)</text:p>
      <text:p text:style-name="P15"><text:bookmark text:name="_2bn6wsx"/>clearSubmits()</text:p>
      <text:p text:style-name="P15">setSubmits(array $submits)</text:p>
      <text:p text:style-name="P15"><text:bookmark text:name="_qsh70q"/>getSubmits()</text:p>
      <text:p text:style-name="P15"><text:bookmark text:name="_3as4poj"/><text:span text:style-name="T1">isValid()</text:span></text:p>
      <text:p text:style-name="P1"><text:span text:style-name="T1">Déclenche la validation métier du formulaire par l’exécution de la callback définie par (objet, méthode). le seul retour de valeur accepté est un booléen à vrai ou faux, et pas d’autre valeur.</text:span></text:p>
      <text:p text:style-name="P15"><text:bookmark text:name="_1pxezwc"/><text:soft-page-break/>IsValid()</text:p>
      <text:p text:style-name="P1"/>
      <text:p text:style-name="P17"><text:bookmark text:name="_49x2ik5"/><text:span text:style-name="T1">Fonction - Méthode interne de l’objet</text:span></text:p>
      <text:p text:style-name="P16"><text:bookmark text:name="_2p2csry"/><text:span text:style-name="T1">getActionsCont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style:default-style>
    <style:default-style style:family="paragraph">
      <style:paragraph-properties fo:margin-left="0in" fo:margin-right="0in" fo:margin-top="0in" fo:margin-bottom="0in" loext:contextual-spacing="false" fo:line-height="115%" fo:text-align="justify"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2" style:font-size-asian="10pt" style:language-asian="zh" style:country-asian="CN" style:font-style-asian="normal" style:font-weight-asian="normal"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b5394" style:text-line-through-style="none" style:text-line-through-type="none" style:text-position="0% 100%" style:font-name="Arial" fo:font-family="Arial" style:font-family-generic="roman" style:font-pitch="variable" fo:font-size="20pt" fo:font-style="normal" style:text-underline-style="none" fo:font-weight="normal" style:font-name-asian="Arial2" style:font-family-asian="Arial"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keep-with-next="always"/>
      <style:text-properties fo:font-variant="normal" fo:text-transform="none" fo:color="#0b5394" style:text-line-through-style="none" style:text-line-through-type="none" style:text-position="0% 100%" style:font-name="Arial" fo:font-family="Arial" style:font-family-generic="roman" style:font-pitch="variable" fo:font-size="16pt" fo:font-style="normal" style:text-underline-style="none" fo:font-weight="normal" style:font-name-asian="Arial2" style:font-family-asian="Arial" style:font-family-generic-asian="system" style:font-pitch-asian="variable" style:font-size-asian="16pt" style:font-style-asian="normal" style:font-weight-asian="normal"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keep-with-next="always"/>
      <style:text-properties fo:font-variant="normal" fo:text-transform="none" fo:color="#0b5394"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1.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2.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4.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5.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7.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8.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1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11.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3.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2.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4.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5.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7.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8.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1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11.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3.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1.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2.7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4.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5.7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7.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8.7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1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11.7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13.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1.5in" loext:contextual-spacing="false" fo:line-height="115%" fo:text-align="center"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3666"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8756in" fo:margin-left="0in" fo:margin-right="0in" fo:margin-top="0.836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02" meta:word-count="1686" meta:character-count="10827" meta:non-whitespace-character-count="9257"/>
    <meta:generator>LibreOfficeDev/5.1.0.3$Linux_X86_64 LibreOffice_project/</meta:generator>
  </office:meta>
</office:document-meta>
</file>